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734633" officeooo:paragraph-rsid="00734633"/>
    </style:style>
    <style:style style:name="P6" style:family="paragraph" style:parent-style-name="Standard">
      <style:text-properties officeooo:rsid="00696dd9" officeooo:paragraph-rsid="00696dd9"/>
    </style:style>
    <style:style style:name="P7" style:family="paragraph" style:parent-style-name="Standard">
      <style:text-properties officeooo:rsid="006f3826" officeooo:paragraph-rsid="006f3826"/>
    </style:style>
    <style:style style:name="P8" style:family="paragraph" style:parent-style-name="Standard">
      <style:text-properties officeooo:rsid="00643aae" officeooo:paragraph-rsid="00643aae"/>
    </style:style>
    <style:style style:name="P9" style:family="paragraph" style:parent-style-name="Standard">
      <style:text-properties officeooo:rsid="0058cd2c" officeooo:paragraph-rsid="0058cd2c"/>
    </style:style>
    <style:style style:name="P10" style:family="paragraph" style:parent-style-name="Standard">
      <style:text-properties officeooo:rsid="005b6506" officeooo:paragraph-rsid="005b6506"/>
    </style:style>
    <style:style style:name="P11" style:family="paragraph" style:parent-style-name="Standard">
      <style:text-properties officeooo:rsid="005b50d7" officeooo:paragraph-rsid="005b50d7"/>
    </style:style>
    <style:style style:name="P12" style:family="paragraph" style:parent-style-name="Standard">
      <style:text-properties officeooo:rsid="005ac75f" officeooo:paragraph-rsid="005ac75f"/>
    </style:style>
    <style:style style:name="P13" style:family="paragraph" style:parent-style-name="Standard">
      <style:text-properties officeooo:rsid="005ac75f" officeooo:paragraph-rsid="005b50d7"/>
    </style:style>
    <style:style style:name="P14" style:family="paragraph" style:parent-style-name="Standard">
      <style:text-properties officeooo:rsid="0048e314" officeooo:paragraph-rsid="0048e314"/>
    </style:style>
    <style:style style:name="P15" style:family="paragraph" style:parent-style-name="Standard">
      <style:text-properties officeooo:rsid="004ca4fe" officeooo:paragraph-rsid="004ca4fe"/>
    </style:style>
    <style:style style:name="P16" style:family="paragraph" style:parent-style-name="Standard">
      <style:text-properties officeooo:rsid="00271c23" officeooo:paragraph-rsid="00271c23"/>
    </style:style>
    <style:style style:name="P17" style:family="paragraph" style:parent-style-name="Standard">
      <style:text-properties officeooo:rsid="005703d7" officeooo:paragraph-rsid="005703d7"/>
    </style:style>
    <style:style style:name="P18" style:family="paragraph" style:parent-style-name="Standard">
      <style:text-properties officeooo:rsid="0023dc94" officeooo:paragraph-rsid="00326cf8"/>
    </style:style>
    <style:style style:name="P19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96526"/>
    </style:style>
    <style:style style:name="T3" style:family="text">
      <style:text-properties officeooo:rsid="00643aae"/>
    </style:style>
    <style:style style:name="T4" style:family="text">
      <style:text-properties officeooo:rsid="00668f67"/>
    </style:style>
    <style:style style:name="T5" style:family="text">
      <style:text-properties officeooo:rsid="005b50d7"/>
    </style:style>
    <style:style style:name="T6" style:family="text">
      <style:text-properties officeooo:rsid="0065bf60"/>
    </style:style>
    <style:style style:name="T7" style:family="text">
      <style:text-properties officeooo:rsid="005ac75f"/>
    </style:style>
    <style:style style:name="T8" style:family="text">
      <style:text-properties officeooo:rsid="00558eb4"/>
    </style:style>
    <style:style style:name="T9" style:family="text">
      <style:text-properties officeooo:rsid="00407029"/>
    </style:style>
    <style:style style:name="T10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1" style:family="text">
      <style:text-properties fo:color="#0000ff" loext:opacity="100%" style:font-name="Courier New" fo:font-size="10pt" fo:font-weight="bold" style:font-size-asian="10pt" style:font-weight-asian="bold"/>
    </style:style>
    <style:style style:name="T12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3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4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insertar entrenador</text:p>
      <text:p text:style-name="P4"/>
      <text:p text:style-name="P6">refrescar equipo y tarjeta equipo al insertar o editar</text:p>
      <text:p text:style-name="P6">cargar imagen y habilidad en añadir miembro</text:p>
      <text:p text:style-name="P6">cargar mote en editar pokemon</text:p>
      <text:p text:style-name="P4"/>
      <text:p text:style-name="P7">Añadir y editar pokemon, funciones slider</text:p>
      <text:p text:style-name="P4"/>
      <text:p text:style-name="P8">añadir pokemon, tamaño y peso con spinner <text:span text:style-name="T2">(O slider)</text:span></text:p>
      <text:p text:style-name="P9"/>
      <text:p text:style-name="P10"><text:span text:style-name="T3">editar</text:span> pokemon <text:span text:style-name="T4">y añadir miembro</text:span> tipos cargue según el pokemon seleccionado</text:p>
      <text:p text:style-name="P9"/>
      <text:p text:style-name="P11">abrir miembro cargar ventana de pokemon (no editable) con fórmula de stats</text:p>
      <text:p text:style-name="P9"/>
      <text:p text:style-name="P12">sonidos a los botones (Si son pokemon su sonido)</text:p>
      <text:p text:style-name="P12"/>
      <text:p text:style-name="P12">Sonidos al cerrar ventanas (si son pokemon, su sonido, y al confirmar el normal, al cancelar derrota)</text:p>
      <text:p text:style-name="P9"/>
      <text:p text:style-name="P12">combobox especie (añadir miembro) tabla desplegable o autocompletado</text:p>
      <text:p text:style-name="P12"/>
      <text:p text:style-name="P13">combobox <text:span text:style-name="T5">habilidades</text:span> (<text:span text:style-name="T6">editar</text:span> miembro) <text:span text:style-name="T5">cargar habilidades desde especie</text:span></text:p>
      <text:p text:style-name="P12"/>
      <text:p text:style-name="P12">resto combobox autocompletado</text:p>
      <text:p text:style-name="P9"/>
      <text:p text:style-name="P9">menú de filtro <text:span text:style-name="T7">(funcionalidad)</text:span></text:p>
      <text:p text:style-name="P4"/>
      <text:p text:style-name="P14">No resizeable</text:p>
      <text:p text:style-name="P15"/>
      <text:p text:style-name="P16">Normalizar</text:p>
      <text:p text:style-name="P16"/>
      <text:p text:style-name="P16">Cambiar catchs y poner alertas <text:span text:style-name="T8">(Creo que ya)</text:span></text:p>
      <text:p text:style-name="P16"/>
      <text:p text:style-name="P16">DAOS <text:span text:style-name="T9">(Hacer anti inyecciones)</text:span></text:p>
      <text:p text:style-name="P16"/>
      <text:p text:style-name="P17">En busqueda pokemon hacer que si se sacan números (char entre 0 y 9) b</text:p>
      <text:p text:style-name="P2"/>
      <text:p text:style-name="Standard" loext:marker-style-name="T10"><text:span text:style-name="T11">SELECT</text:span><text:span text:style-name="T12"> </text:span><text:span text:style-name="T10">N_Pokedex</text:span><text:span text:style-name="T13">,</text:span><text:span text:style-name="T12"> </text:span><text:span text:style-name="T10">Especie</text:span><text:span text:style-name="T12"> </text:span><text:span text:style-name="T11">FROM</text:span><text:span text:style-name="T12"> </text:span><text:span text:style-name="T14">pokemon</text:span><text:span text:style-name="T12"> </text:span><text:span text:style-name="T11">WHERE</text:span><text:span text:style-name="T12"> </text:span><text:span text:style-name="T10">Estadisticas</text:span><text:span text:style-name="T12"> </text:span><text:span text:style-name="T11">LIKE</text:span><text:span text:style-name="T12"> </text:span><text:span text:style-name="T10">"%\"estadistica\":\"Spe\",\"valor\":60%"</text:span></text:p>
      <text:p text:style-name="Standard" loext:marker-style-name="T10"><text:span text:style-name="T11">SELECT</text:span><text:span text:style-name="T12"> </text:span><text:span text:style-name="T10">N_Pokedex</text:span><text:span text:style-name="T13">,</text:span><text:span text:style-name="T12"> </text:span><text:span text:style-name="T10">Especie</text:span><text:span text:style-name="T12"> </text:span><text:span text:style-name="T11">FROM</text:span><text:span text:style-name="T12"> </text:span><text:span text:style-name="T14">pokemon</text:span><text:span text:style-name="T12"> </text:span><text:span text:style-name="T11">WHERE</text:span><text:span text:style-name="T12"> </text:span><text:span text:style-name="T10">Habilidades</text:span><text:span text:style-name="T12"> </text:span><text:span text:style-name="T11">LIKE</text:span><text:span text:style-name="T12"> </text:span><text:span text:style-name="T10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9T14:14:13.414000000</dc:date>
    <meta:editing-duration>P1DT11H57M36S</meta:editing-duration>
    <meta:editing-cycles>57</meta:editing-cycles>
    <meta:generator>LibreOffice/24.8.3.2$Windows_X86_64 LibreOffice_project/48a6bac9e7e268aeb4c3483fcf825c94556d9f92</meta:generator>
    <dc:title>Untitled</dc:title>
    <meta:document-statistic meta:table-count="0" meta:image-count="0" meta:object-count="0" meta:page-count="1" meta:paragraph-count="25" meta:word-count="189" meta:character-count="1453" meta:non-whitespace-character-count="1289"/>
  </office:meta>
</office:document-meta>
</file>